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0375"/>
    </style:style>
    <style:style style:name="T1" style:family="text">
      <style:text-properties officeooo:rsid="00140375"/>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M1U1 - </text:span>Hello. I want to tell you a little about myself. I am Katherine Berry, I am 29 years old and I am an Information Technology Manager. I'm a creative and results-driven person. I like to work at a fast-paced tech environment, because I like being productive. I believe my work contributes a lot to the society, because technology rules the world. I work every day in the morning and in the afternoon. I absolutely like my job and I am a very happy professional. I dream with an international career, because I like to learn about cultures and different people and I feel I am prepared to take this step forward.</text:p>
      <text:p text:style-name="Standard"><text:span text:style-name="T2">Good morning, my name is Paul, I am 23 years old. I am originally from Canada. I work at an IT Company in Toronto. I work in the morning and in the afternoon from Monday to Friday. I study Software Engineering in the evening from 7pm to 11pm and I dream to be an excellent professional in another country, because I like learning about other cultures, I love traveling and I want to have a lot of different experiences in my life.</text:span></text:p>
      <text:p text:style-name="Standard"/>
      <text:p text:style-name="P1"><text:span text:style-name="T1">M1U2 - </text:span><text:span text:style-name="Strong_20_Emphasis">A:</text:span> Good evening. My name is Jordan Baker. How are you doing?<text:line-break/><text:span text:style-name="Strong_20_Emphasis">B:</text:span> I'm good. How are you?<text:line-break/><text:span text:style-name="Strong_20_Emphasis">A:</text:span> I'm okay. So tell me a little more about yourself.<text:line-break/><text:span text:style-name="Strong_20_Emphasis">B: </text:span>I am Canadian but I live in Boston and I work for a Portuguese company. I graduated in Information Technology and work mainly with Software Architecture.<text:line-break/><text:span text:style-name="Strong_20_Emphasis">A:</text:span> Cool.What other places in the world do you want to live in?<text:line-break/><text:span text:style-name="Strong_20_Emphasis">B:</text:span> I prefer to live in countries where English is the official language, for example: England, Ireland, the US, New Zealand, Australia.<text:line-break/><text:span text:style-name="Strong_20_Emphasis">A:</text:span> I see. Do you speak another language?<text:line-break/><text:span text:style-name="Strong_20_Emphasis">B:</text:span> English is my first language, but I also speak a little Spanish.</text:p>
      <text:p text:style-name="P1"><text:span text:style-name="T2">Good afternoon. I want to take some time to introduce myself. My name is Kevin Jeremy. I need to say that I am very proud of my career and my knowledge. But I still have a lot to learn, I know. I learn fast and I'm a very dedicated person . About my technical skills, I know a good deal about programming languages, common operating systems, technical writing project management, coding languages and data analysis. I want to live in Portugal because it's a fantastic country and want to have professional experiences abroad.</text:span></text:p>
      <text:p text:style-name="P1"/>
      <text:p text:style-name="P1"><text:span text:style-name="T1">M1U3 - </text:span>Soft skills refer to interpersonal characteristics that influence how well a person can work or interact with people. The World Economic Forum Future of Jobs report suggested that by 2025, complex problem-solving, critical thinking, creativity, people management and emotional intelligence will be the most important skills required in the workplace. Organizations seem to expect people know how to behave on the job and the importance of skills such as taking initiative, communicating effectively and listening. By developing strong leadership, delegation, teamwork, and communication abilities, you can run projects more smoothly, deliver results that please everyone, and even positively influence your personal life by improving how you interact with others.</text:p>
      <text:p text:style-name="Standard"><text:span text:style-name="T2">Do you need to improve your soft skills? Many people are strong in some soft skills and weak in others. For example, someone can be a great public speaker and can command a room with hundreds of people while on stage, but can't interact with coworkers at a busy networking event. Nowadays, soft skills are in high demand. The importance of social skills, jobs requiring high levels of social interaction grew by nearly twelve percent. The most demanded soft skills are: communication, organization, teamwork, critical thinking, social skills, creativity, interpersonal communication, adaptability. There are also general benefits of employees developing their soft skills. By increasing your soft skills, you will: increase productivity, improve teamwork, improve leadership, increase workplace communication. Make sure to improve your interpersonal skills, because this will make you a better person and a better professional, to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03:44:37.830251429</meta:creation-date>
    <dc:date>2023-01-13T04:03:06.646171084</dc:date>
    <meta:editing-duration>PT8M18S</meta:editing-duration>
    <meta:editing-cycles>1</meta:editing-cycles>
    <meta:document-statistic meta:table-count="0" meta:image-count="0" meta:object-count="0" meta:page-count="1" meta:paragraph-count="6" meta:word-count="652" meta:character-count="3885" meta:non-whitespace-character-count="3239"/>
    <meta:generator>LibreOffice/7.3.7.2$Linux_X86_64 LibreOffice_project/30$Build-2</meta:generator>
  </office:meta>
</office:document-meta>
</file>